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TypeResolverTests.testGetTypeVariable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yTypeWithMethods.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notParameterizedWithArguments( Integer x ,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ResolverTests.methodRetur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TypeResolverTests.resolveIncompleteTypeVari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TypeWithMethods.readIntegerArrayInputMessage( MyInterfaceType &lt; Integer &gt; [ ]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TypeResolverTests.resolveTransitiveTypeVariableWithDiffer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TypeResolverTests.simpleCollectionInterfa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ResolverTests.simpleSupercla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ResolverTests.bound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createNamedMock( String name , Class &lt; T &gt; 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notParamete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ResolverTests.getGenericsCannotBeResol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TypeWithMethods.extractMagicValue( Map &lt; K , V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ra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ResolverTests.getGenericsOnArrayFromReturnCannotBeResol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TypeResolverTests.simpleInterfa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ResolverTests.getRawMapTypeCannotBeResol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TypeWithMethods.createProxy( 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ResolverTests.nullIfNotResol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TypeWithMethods.extractValueFrom( MyInterfaceType &lt; T &gt; myInterfac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ResolverTests.simpleCollectionSuperclas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createNamedProxy( String name , 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ResolverTests.testResolv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yTypeWithMethods.createMock( Class &lt; MOCK &gt; 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readIntegerInputMessage( MyInterfaceType &lt; Integer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TypeWithMethods.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TypeWithMethods.createVMock( V name , Class &lt; T &gt; to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ResolverTests.getGenericsOnArrayFromParamCannotBeResol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TypeResolverTests.resolvePartiallySpecializedType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TypeWithMethods.readGenericArrayInputMessage( T [ ]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